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planet_unique</text:p>
          </table:table-cell>
          <table:table-cell office:value-type="string">
            <text:p>is_listed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requisites</text:p>
          </table:table-cell>
          <table:table-cell office:value-type="string">
            <text:p>upgrades</text:p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d_resource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quired_resources</text:p>
          </table:table-cell>
          <table:table-cell office:value-type="string">
            <text:p>show_tech_unlock_if</text:p>
          </table:table-cell>
          <table:table-cell office:value-type="string">
            <text:p/>
          </table:table-cell>
          <table:table-cell office:value-type="string">
            <text:p>destroy_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iggered_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modifier_with_pop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conditions_power_hub_1</text:p>
          </table:table-cell>
          <table:table-cell office:value-type="string">
            <text:p>conditions_power_hub_2</text:p>
          </table:table-cell>
          <table:table-cell office:value-type="string">
            <text:p>conditions_akx_worm_1</text:p>
          </table:table-cell>
          <table:table-cell office:value-type="string">
            <text:p>conditions_mineral_processing_plant_1</text:p>
          </table:table-cell>
          <table:table-cell office:value-type="string">
            <text:p>conditions_mineral_processing_plant_2</text:p>
          </table:table-cell>
          <table:table-cell office:value-type="string">
            <text:p>conditions_clinic</text:p>
          </table:table-cell>
          <table:table-cell office:value-type="string">
            <text:p>conditions_hospital</text:p>
          </table:table-cell>
          <table:table-cell office:value-type="string">
            <text:p>conditions_spare_parts_depot</text:p>
          </table:table-cell>
          <table:table-cell office:value-type="string">
            <text:p>conditions_unit_assembly_plant</text:p>
          </table:table-cell>
          <table:table-cell office:value-type="string">
            <text:p>conditions_slave_processing</text:p>
          </table:table-cell>
          <table:table-cell office:value-type="string">
            <text:p>conditions_neuro_electric_amplifier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quires_capital_1</text:p>
          </table:table-cell>
          <table:table-cell office:value-type="string">
            <text:p>requires_capital_2</text:p>
          </table:table-cell>
          <table:table-cell office:value-type="string">
            <text:p>requirement_slave_facility</text:p>
          </table:table-cell>
          <table:table-cell office:value-type="string">
            <text:p>requires_building_capital_1_or_hab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>allow_akx_worm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minerals</text:p>
          </table:table-cell>
          <table:table-cell office:value-type="string">
            <text:p>society_research</text:p>
          </table:table-cell>
          <table:table-cell office:value-type="string">
            <text:p>unity</text:p>
          </table:table-cell>
          <table:table-cell office:value-type="string">
            <text:p>engineering_research</text:p>
          </table:table-cell>
          <table:table-cell office:value-type="string">
            <text:p>food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le_resource_energy_mult</text:p>
          </table:table-cell>
          <table:table-cell office:value-type="string">
            <text:p>pop_happiness</text:p>
          </table:table-cell>
          <table:table-cell office:value-type="string">
            <text:p>tile_resource_minerals_mult</text:p>
          </table:table-cell>
          <table:table-cell office:value-type="string">
            <text:p>slave_mineral_output</text:p>
          </table:table-cell>
          <table:table-cell office:value-type="string">
            <text:p>slave_food_output</text:p>
          </table:table-cell>
          <table:table-cell office:value-type="string">
            <text:p>country_unrest_unhappy_slave_effect_mult</text:p>
          </table:table-cell>
          <table:table-cell office:value-type="string">
            <text:p>pop_robot_production_output</text:p>
          </table:table-cell>
          <table:table-cell office:value-type="string">
            <text:p>pop_citizen_happiness</text:p>
          </table:table-cell>
          <table:table-cell office:value-type="string">
            <text:p>pop_resource_output</text:p>
          </table:table-cell>
          <table:table-cell office:value-type="string">
            <text:p>pop_government_ethic_attraction</text:p>
          </table:table-cell>
          <table:table-cell office:value-type="string">
            <text:p>energy_buildings_ai_allow</text:p>
          </table:table-cell>
          <table:table-cell office:value-type="string">
            <text:p>minerals_buildings_ai_allow</text:p>
          </table:table-cell>
          <table:table-cell office:value-type="string">
            <text:p>society_and_unity_buildings_ai_allow_conditions</text:p>
          </table:table-cell>
          <table:table-cell office:value-type="string">
            <text:p>engineering_and_unity_buildings_ai_allow_conditions</text:p>
          </table:table-cell>
          <table:table-cell office:value-type="string">
            <text:p>minerals_and_food_buildings_ai_allow</text:p>
          </table:table-cell>
          <table:table-cell office:value-type="string">
            <text:p>energy_and_minerals_buildings_ai_allow</text:p>
          </table:table-cell>
          <table:table-cell office:value-type="string">
            <text:p>control_center_ai_allow</text:p>
          </table:table-cell>
          <table:table-cell office:value-type="string">
            <text:p>food_and_unity_buildings_ai_allow</text:p>
          </table:table-cell>
          <table:table-cell office:value-type="string">
            <text:p>energy_and_unity_buildings_ai_allow</text:p>
          </table:table-cell>
          <table:table-cell office:value-type="string">
            <text:p>unity_buildings_ai_allow</text:p>
          </table:table-cell>
          <table:table-cell office:value-type="string">
            <text:p>society_research_buildings_ai_allow</text:p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is_machine_empire</text:p>
          </table:table-cell>
          <table:table-cell office:value-type="string">
            <text:p>tech_unlock_conditions_slave_processing</text:p>
          </table:table-cell>
          <table:table-cell office:value-type="string">
            <text:p>owner_is_machine_empire</text:p>
          </table:table-cell>
          <table:table-cell office:value-type="string">
            <text:p>destroy_if_conditions_slave_processing</text:p>
          </table:table-cell>
          <table:table-cell office:value-type="string">
            <text:p>destroy_if_conditions_neuro_electric_amplifier</text:p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key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y</text:p>
          </table:table-cell>
          <table:table-cell office:value-type="string">
            <text:p>potential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ynchronicity_machine_center</text:p>
          </table:table-cell>
          <table:table-cell office:value-type="string">
            <text:p>has_utopian_dream</text:p>
          </table:table-cell>
          <table:table-cell office:value-type="string">
            <text:p>has_diplomacy_alien_tourism</text:p>
          </table:table-cell>
          <table:table-cell office:value-type="string">
            <text:p>has_synchronicity_hive_mind_synapse</text:p>
          </table:table-cell>
          <table:table-cell office:value-type="string">
            <text:p>has_purity_symbol_pu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requires_building_capital_1_or_ha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as_pursuit_of_profit</text:p>
          </table:table-cell>
          <table:table-cell office:value-type="string">
            <text:p>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is_xenophob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from.owner</text:p>
          </table:table-cell>
          <table:table-cell office:value-type="string">
            <text:p>weight</text:p>
          </table:table-cell>
          <table:table-cell office:value-type="string">
            <text:p>fr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ynchronicity_machine_center</text:p>
          </table:table-cell>
          <table:table-cell office:value-type="string">
            <text:p>has_utopian_dream</text:p>
          </table:table-cell>
          <table:table-cell office:value-type="string">
            <text:p>has_diplomacy_alien_tourism</text:p>
          </table:table-cell>
          <table:table-cell office:value-type="string">
            <text:p>has_synchronicity_hive_mind_synapse</text:p>
          </table:table-cell>
          <table:table-cell office:value-type="string">
            <text:p>has_purity_symbol_pu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is_xenophile</text:p>
          </table:table-cell>
          <table:table-cell office:value-type="string">
            <text:p>is_xenophobe</text:p>
          </table:table-cell>
          <table:table-cell office:value-type="string">
            <text:p>is_gestalt_consciousness</text:p>
          </table:table-cell>
          <table:table-cell office:value-type="string">
            <text:p>pop_growth_speed</text:p>
          </table:table-cell>
          <table:table-cell office:value-type="string">
            <text:p>pop_robot_build_speed_mult</text:p>
          </table:table-cell>
          <table:table-cell office:value-type="string">
            <text:p>planet_migration_xeno_pull</text:p>
          </table:table-cell>
          <table:table-cell office:value-type="string">
            <text:p>pop_environment_tolerance</text:p>
          </table:table-cell>
          <table:table-cell office:value-type="string">
            <text:p>pop_consumer_goods_mult</text:p>
          </table:table-cell>
          <table:table-cell office:value-type="string">
            <text:p>pop_government_ethic_attraction</text:p>
          </table:table-cell>
          <table:table-cell office:value-type="string">
            <text:p>pop_happiness</text:p>
          </table:table-cell>
          <table:table-cell office:value-type="string">
            <text:p>pop_resource_output</text:p>
          </table:table-cell>
          <table:table-cell office:value-type="string">
            <text:p/>
          </table:table-cell>
          <table:table-cell office:value-type="string">
            <text:p>has_trait</text:p>
          </table:table-cell>
          <table:table-cell office:value-type="string">
            <text:p>tile_resource_minerals_mult</text:p>
          </table:table-cell>
          <table:table-cell office:value-type="string">
            <text:p>tile_resource_energy_mul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</text:p>
          </table:table-cell>
          <table:table-cell office:value-type="string">
            <text:p>food</text:p>
          </table:table-cell>
          <table:table-cell office:value-type="string">
            <text:p>energy</text:p>
          </table:table-cell>
          <table:table-cell office:value-type="string">
            <text:p>society_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hub_1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hub_1" }</text:p>
          </table:table-cell>
          <table:table-cell office:value-type="string">
            <text:p>{ building_power_hub_2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hub_2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hub_2" }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kx_worm_1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akx_worm_1" }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-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eral_processing_plant_1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eral_processing_1" }</text:p>
          </table:table-cell>
          <table:table-cell office:value-type="string">
            <text:p>{ building_mineral_processing_plant_2 }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eral_processing_plant_2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eral_processing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linic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frontier_health" }</text:p>
          </table:table-cell>
          <table:table-cell office:value-type="string">
            <text:p>{ building_hospital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build_pop_growth_building</text:p>
          </table:table-cell>
          <table:table-cell office:value-type="string">
            <text:p>1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building_clinic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clinic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ospital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frontier_hospital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building_hospital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hospital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pare_parts_depot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frontier_health" }</text:p>
          </table:table-cell>
          <table:table-cell office:value-type="string">
            <text:p>{ building_unit_assembly_plant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build_pop_growth_building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building_spare_parts_depo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spare_parts_depot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unit_assembly_plant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frontier_hospital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building_unit_assembly_plan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unit_assembly_plant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lave_processing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neural_implants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>0.1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build_slave_processing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neuro_electric_amplifier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build_neuro_electric_ampl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neuro_electric_amplifier</text:p>
          </table:table-cell>
          <table:table-cell office:value-type="string">
            <text:p>trait_cybernetic</text:p>
          </table:table-cell>
          <table:table-cell office:value-type="string">
            <text:p>0.15</text:p>
          </table:table-cell>
          <table:table-cell office:value-type="string">
            <text:p>0.15</text:p>
          </table:table-cell>
        </table:table-row>
        <table:table-row>
          <table:table-cell office:value-type="string">
            <text:p>building_control_center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aradise_dome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visitor_center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27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building_visitor_center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visitor_cent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building_visitor_cen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-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ive_synapse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ymbol_purity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24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kx_worm_2</text:p>
          </table:table-cell>
          <table:table-cell office:value-type="string">
            <text:p>{ planet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akx_worm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